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f9cca" officeooo:paragraph-rsid="001b6bf7" style:font-size-asian="12pt" style:font-name-complex="Times New Roman1"/>
    </style:style>
    <style:style style:name="P2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8926c" officeooo:paragraph-rsid="001b6bf7" style:font-size-asian="12pt" style:font-name-complex="Times New Roman1"/>
    </style:style>
    <style:style style:name="P3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a5119" officeooo:paragraph-rsid="001b6bf7" style:font-size-asian="12pt" style:font-name-complex="Times New Roman1"/>
    </style:style>
    <style:style style:name="P4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f2955" officeooo:paragraph-rsid="001f2955" style:font-size-asian="12pt" style:font-weight-asian="bold" style:font-name-complex="Times New Roman1" style:font-weight-complex="bold"/>
    </style:style>
    <style:style style:name="P5" style:family="paragraph" style:parent-style-name="List_20_Paragraph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b6bf7" style:font-size-asian="12pt" style:font-name-complex="Times New Roman1"/>
    </style:style>
    <style:style style:name="P6" style:family="paragraph" style:parent-style-name="Standard_20__28_user_29_">
      <style:paragraph-properties fo:margin-top="0in" fo:margin-bottom="0in" loext:contextual-spacing="false" fo:line-height="115%"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paragraph-rsid="001b6bf7" style:font-size-asian="18pt" style:font-weight-asian="bold" style:font-name-complex="Times New Roman1"/>
    </style:style>
    <style:style style:name="P7" style:family="paragraph" style:parent-style-name="Standard_20__28_user_29_">
      <style:paragraph-properties fo:margin-top="0in" fo:margin-bottom="0in" loext:contextual-spacing="false" fo:line-height="115%" fo:text-align="end" style:justify-single-word="false"/>
      <style:text-properties style:font-name="Times New Roman" officeooo:paragraph-rsid="001b6bf7" style:font-name-complex="Times New Roman1"/>
    </style:style>
    <style:style style:name="P8" style:family="paragraph" style:parent-style-name="Standard_20__28_user_29_">
      <style:paragraph-properties fo:margin-top="0in" fo:margin-bottom="0in" loext:contextual-spacing="false" fo:line-height="115%" fo:text-align="end" style:justify-single-word="false"/>
      <style:text-properties style:font-name="Times New Roman" fo:font-size="12pt" fo:font-style="italic" officeooo:paragraph-rsid="001b6bf7" style:font-size-asian="12pt" style:font-style-asian="italic" style:font-name-complex="Times New Roman1"/>
    </style:style>
    <style:style style:name="P9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officeooo:paragraph-rsid="001b6bf7" style:font-size-asian="12pt" style:font-name-complex="Times New Roman1"/>
    </style:style>
    <style:style style:name="P10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style:font-name="Times New Roman" fo:font-size="12pt" officeooo:paragraph-rsid="001b6bf7" style:font-size-asian="12pt" style:font-name-complex="Times New Roman1"/>
    </style:style>
    <style:style style:name="P11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officeooo:rsid="00424b46" officeooo:paragraph-rsid="001b6bf7" style:font-size-asian="12pt" style:font-name-complex="Times New Roman1"/>
    </style:style>
    <style:style style:name="P12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normal" style:text-underline-style="none" officeooo:rsid="00248957" officeooo:paragraph-rsid="001b6bf7" style:font-size-asian="12pt" style:font-style-asian="normal" style:font-name-complex="Times New Roman1" style:font-style-complex="normal"/>
    </style:style>
    <style:style style:name="P13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5pt" style:text-underline-style="solid" style:text-underline-width="auto" style:text-underline-color="font-color" officeooo:paragraph-rsid="001b6bf7" style:font-size-asian="15pt" style:font-name-complex="Times New Roman1" style:font-size-complex="15pt"/>
    </style:style>
    <style:style style:name="P14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style:font-name="Times New Roman" fo:font-size="15pt" style:text-underline-style="solid" style:text-underline-width="auto" style:text-underline-color="font-color" officeooo:paragraph-rsid="001b6bf7" style:font-size-asian="15pt" style:font-name-complex="Times New Roman1" style:font-size-complex="15pt"/>
    </style:style>
    <style:style style:name="P15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officeooo:paragraph-rsid="001b6bf7"/>
    </style:style>
    <style:style style:name="P16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officeooo:paragraph-rsid="001b6bf7"/>
    </style:style>
    <style:style style:name="P17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fo:font-size="15pt" style:text-underline-style="solid" style:text-underline-width="auto" style:text-underline-color="font-color" officeooo:rsid="003576b7" officeooo:paragraph-rsid="001b6bf7" style:font-size-asian="13.1000003814697pt" style:font-size-complex="15pt"/>
    </style:style>
    <style:style style:name="P18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fo:font-style="normal" style:text-underline-style="none" officeooo:rsid="00248957" officeooo:paragraph-rsid="001b6bf7" style:font-style-asian="normal" style:font-style-complex="normal"/>
    </style:style>
    <style:style style:name="P19" style:family="paragraph" style:parent-style-name="List_20_Paragraph" style:list-style-name="WWNum9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b6bf7" style:font-size-asian="12pt" style:font-name-complex="Times New Roman1"/>
    </style:style>
    <style:style style:name="P20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b6bf7" style:font-size-asian="12pt" style:font-name-complex="Times New Roman1"/>
    </style:style>
    <style:style style:name="P21" style:family="paragraph" style:parent-style-name="List_20_Paragraph" style:list-style-name="WWNum10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b6bf7" style:font-size-asian="12pt" style:font-name-complex="Times New Roman1"/>
    </style:style>
    <style:style style:name="P22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2e90f9" officeooo:paragraph-rsid="001b6bf7" style:font-size-asian="12pt" style:font-name-complex="Times New Roman1"/>
    </style:style>
    <style:style style:name="P23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453067" officeooo:paragraph-rsid="001b6bf7" style:font-size-asian="12pt" style:font-name-complex="Times New Roman1"/>
    </style:style>
    <style:style style:name="P24" style:family="paragraph" style:parent-style-name="List_20_Paragraph" style:list-style-name="L2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f2955" officeooo:paragraph-rsid="002434d2" style:font-size-asian="12pt" style:font-weight-asian="bold" style:font-name-complex="Times New Roman1" style:font-weight-complex="bold"/>
    </style:style>
    <style:style style:name="P25" style:family="paragraph" style:parent-style-name="List_20_Paragraph" style:list-style-name="WWNum10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f9cca" officeooo:paragraph-rsid="001b6bf7" style:font-size-asian="12pt" style:font-name-complex="Times New Roman1"/>
    </style:style>
    <style:style style:name="P26" style:family="paragraph" style:parent-style-name="List_20_Paragraph" style:list-style-name="L2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f2955" officeooo:paragraph-rsid="001f2955" style:font-size-asian="12pt" style:font-weight-asian="bold" style:font-name-complex="Times New Roman1" style:font-weight-complex="bold"/>
    </style:style>
    <style:style style:name="P27" style:family="paragraph" style:parent-style-name="List_20_Paragraph" style:list-style-name="L3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f2955" officeooo:paragraph-rsid="001f2955" style:font-size-asian="12pt" style:font-weight-asian="bold" style:font-name-complex="Times New Roman1" style:font-weight-complex="bold"/>
    </style:style>
    <style:style style:name="P28" style:family="paragraph" style:parent-style-name="List_20_Paragraph" style:list-style-name="L1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1f2955" officeooo:paragraph-rsid="001f2955" style:font-size-asian="12pt" style:font-weight-asian="normal" style:font-name-complex="Times New Roman1" style:font-weight-complex="normal"/>
    </style:style>
    <style:style style:name="P29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1f2955" officeooo:paragraph-rsid="001f2955" style:font-size-asian="12pt" style:font-weight-asian="normal" style:font-name-complex="Times New Roman1" style:font-weight-complex="normal"/>
    </style:style>
    <style:style style:name="P30" style:family="paragraph" style:parent-style-name="List_20_Paragraph" style:list-style-name="WWNum10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fo:font-style="normal" style:text-underline-style="none" officeooo:rsid="0026f6a8" officeooo:paragraph-rsid="0028aa0a" style:font-size-asian="12pt" style:font-style-asian="normal" style:font-name-complex="Times New Roman1" style:font-style-complex="normal"/>
    </style:style>
    <style:style style:name="P31" style:family="paragraph" style:parent-style-name="Standard_20__28_user_29_" style:master-page-name="Standard">
      <style:paragraph-properties fo:margin-top="0in" fo:margin-bottom="0in" loext:contextual-spacing="false" fo:line-height="115%" fo:text-align="center" style:justify-single-word="false" style:page-number="auto"/>
      <style:text-properties style:font-name="Times New Roman" fo:font-size="18pt" style:text-underline-style="solid" style:text-underline-width="auto" style:text-underline-color="font-color" fo:font-weight="bold" officeooo:paragraph-rsid="001b6bf7" style:font-size-asian="18pt" style:font-weight-asian="bold" style:font-name-complex="Times New Roman1"/>
    </style:style>
    <style:style style:name="P32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normal" style:text-underline-style="none" officeooo:rsid="00248957" officeooo:paragraph-rsid="001b6bf7" style:font-size-asian="12pt" style:font-style-asian="normal" style:font-name-complex="Times New Roman1" style:font-style-complex="normal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officeooo:rsid="00175477" style:font-size-asian="12pt" style:font-name-complex="Times New Roman1"/>
    </style:style>
    <style:style style:name="T3" style:family="text">
      <style:text-properties style:font-name="Times New Roman" fo:font-size="12pt" officeooo:rsid="00248957" style:font-size-asian="12pt" style:font-name-complex="Times New Roman1"/>
    </style:style>
    <style:style style:name="T4" style:family="text">
      <style:text-properties style:font-name="Times New Roman" fo:font-size="12pt" officeooo:rsid="002852ad" style:font-size-asian="12pt" style:font-name-complex="Times New Roman1"/>
    </style:style>
    <style:style style:name="T5" style:family="text">
      <style:text-properties style:font-name="Times New Roman" fo:font-size="12pt" officeooo:rsid="003072c1" style:font-size-asian="12pt" style:font-name-complex="Times New Roman1"/>
    </style:style>
    <style:style style:name="T6" style:family="text">
      <style:text-properties style:font-name="Times New Roman" fo:font-size="12pt" officeooo:rsid="00424b46" style:font-size-asian="12pt" style:font-name-complex="Times New Roman1"/>
    </style:style>
    <style:style style:name="T7" style:family="text">
      <style:text-properties style:font-name="Times New Roman" fo:font-size="12pt" officeooo:rsid="003f54f9" style:font-size-asian="12pt" style:font-name-complex="Times New Roman1"/>
    </style:style>
    <style:style style:name="T8" style:family="text">
      <style:text-properties style:font-name="Times New Roman" fo:font-size="12pt" officeooo:rsid="0036a0b6" style:font-size-asian="12pt" style:font-name-complex="Times New Roman1"/>
    </style:style>
    <style:style style:name="T9" style:family="text">
      <style:text-properties style:font-name="Times New Roman" fo:font-size="12pt" officeooo:rsid="0034146e" style:font-size-asian="12pt" style:font-name-complex="Times New Roman1"/>
    </style:style>
    <style:style style:name="T10" style:family="text">
      <style:text-properties style:font-name="Times New Roman" fo:font-size="12pt" officeooo:rsid="001b6bf7" style:font-size-asian="12pt" style:font-name-complex="Times New Roman1"/>
    </style:style>
    <style:style style:name="T11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/>
    </style:style>
    <style:style style:name="T12" style:family="text">
      <style:text-properties style:font-name="Times New Roman" fo:font-size="12pt" style:text-underline-style="solid" style:text-underline-width="auto" style:text-underline-color="font-color" officeooo:rsid="003f54f9" style:font-size-asian="12pt" style:font-name-complex="Times New Roman1"/>
    </style:style>
    <style:style style:name="T13" style:family="text">
      <style:text-properties style:font-name="Times New Roman" fo:font-size="12pt" style:text-underline-style="solid" style:text-underline-width="auto" style:text-underline-color="font-color" officeooo:rsid="0034146e" style:font-size-asian="12pt" style:font-name-complex="Times New Roman1"/>
    </style:style>
    <style:style style:name="T14" style:family="text">
      <style:text-properties style:font-name="Times New Roman" style:font-name-complex="Times New Roman1"/>
    </style:style>
    <style:style style:name="T15" style:family="text">
      <style:text-properties style:font-name="Times New Roman" officeooo:rsid="00424b46" style:font-name-complex="Times New Roman1"/>
    </style:style>
    <style:style style:name="T16" style:family="text">
      <style:text-properties officeooo:rsid="002852ad"/>
    </style:style>
    <style:style style:name="T17" style:family="text">
      <style:text-properties style:text-underline-style="none" officeooo:rsid="0034146e"/>
    </style:style>
    <style:style style:name="T18" style:family="text">
      <style:text-properties style:text-underline-style="none" officeooo:rsid="0036a0b6"/>
    </style:style>
    <style:style style:name="T19" style:family="text">
      <style:text-properties style:text-underline-style="none" officeooo:rsid="0034e618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022a1a2" style:font-weight-asian="normal" style:font-weight-complex="normal"/>
    </style:style>
    <style:style style:name="T22" style:family="text">
      <style:text-properties style:text-underline-style="none" fo:font-weight="normal" officeooo:rsid="002434d2" style:font-weight-asian="normal" style:font-weight-complex="normal"/>
    </style:style>
    <style:style style:name="T23" style:family="text">
      <style:text-properties style:text-underline-style="none" fo:font-weight="normal" officeooo:rsid="00259347" style:font-weight-asian="normal" style:font-weight-complex="normal"/>
    </style:style>
    <style:style style:name="T24" style:family="text">
      <style:text-properties style:text-underline-style="none" fo:font-weight="normal" officeooo:rsid="0026fa53" style:font-weight-asian="normal" style:font-weight-complex="normal"/>
    </style:style>
    <style:style style:name="T25" style:family="text">
      <style:text-properties style:text-underline-style="none" fo:font-weight="normal" officeooo:rsid="00270b39" style:font-weight-asian="normal" style:font-weight-complex="normal"/>
    </style:style>
    <style:style style:name="T26" style:family="text">
      <style:text-properties officeooo:rsid="0034146e"/>
    </style:style>
    <style:style style:name="T27" style:family="text">
      <style:text-properties officeooo:rsid="002713c2"/>
    </style:style>
    <style:style style:name="T28" style:family="text">
      <style:text-properties style:text-underline-style="solid" style:text-underline-width="auto" style:text-underline-color="font-color" officeooo:rsid="002713c2"/>
    </style:style>
    <style:style style:name="T29" style:family="text">
      <style:text-properties style:text-underline-style="solid" style:text-underline-width="auto" style:text-underline-color="font-color" officeooo:rsid="0028aa0a"/>
    </style:style>
    <style:style style:name="T30" style:family="text">
      <style:text-properties officeooo:rsid="002f9cca"/>
    </style:style>
    <style:style style:name="T31" style:family="text">
      <style:text-properties officeooo:rsid="0032051b"/>
    </style:style>
    <style:style style:name="T32" style:family="text">
      <style:text-properties officeooo:rsid="002a5119"/>
    </style:style>
    <style:style style:name="T33" style:family="text">
      <style:text-properties officeooo:rsid="001d3526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size="15pt" style:font-size-asian="15pt" style:font-size-complex="15pt"/>
    </style:style>
    <style:style style:name="T36" style:family="text">
      <style:text-properties officeooo:rsid="0028aa0a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Data Base System Implementation</text:p>
      <text:p text:style-name="P6">COP-6726</text:p>
      <text:p text:style-name="P7">Submitted by:</text:p>
      <text:p text:style-name="P8">Naman Arora</text:p>
      <text:p text:style-name="P8">UFID: 3979-0439</text:p>
      <text:p text:style-name="P8">Nikunj Sarda</text:p>
      <text:p text:style-name="P8">UFID: 9360-6581</text:p>
      <text:p text:style-name="P14">Introduction:</text:p>
      <text:p text:style-name="P16"><text:span text:style-name="T1">This document is intended to present the outcomes and the process of the completed work for the Project </text:span><text:span text:style-name="T2">4_</text:span><text:span text:style-name="T10">2</text:span><text:span text:style-name="T1">. The </text:span><text:span text:style-name="T10">query optimization</text:span><text:span text:style-name="T3"> for </text:span><text:span text:style-name="T1">DB file implementation </text:span><text:span text:style-name="T4">have</text:span><text:span text:style-name="T1"> been successfully materialized and tested. The repository for all the work is present </text:span><text:a xlink:type="simple" xlink:href="https://gitlab.com/r0ck3r008/database-from-scratch" text:style-name="ListLabel_20_16" text:visited-style-name="ListLabel_20_16"><text:span text:style-name="Internet_20_link"><text:span text:style-name="T1">here</text:span></text:span></text:a><text:span text:style-name="T1">.</text:span></text:p>
      <text:p text:style-name="P10"/>
      <text:p text:style-name="P13">Source File Hierarchy:</text:p>
      <text:p text:style-name="P15"><text:span text:style-name="T1">The directories are arranged in a flat manner </text:span><text:span text:style-name="T5">with exception of a tpch-dbgen project directory</text:span><text:span text:style-name="T1">. The tpch-dbgen is the git repository for the TPCH sub program. </text:span><text:span text:style-name="T6">Please make sure the *.tbl files are present BEFORE test is run.</text:span></text:p>
      <text:p text:style-name="P11"/>
      <text:p text:style-name="P17"><text:span text:style-name="T15">S</text:span><text:span text:style-name="T14">ome Points to Note:</text:span></text:p>
      <text:p text:style-name="P18"><text:span text:style-name="T7">→</text:span><text:span text:style-name="T8"> </text:span><text:span text:style-name="T12">N</text:span><text:span text:style-name="T11">ote </text:span><text:span text:style-name="T13">1</text:span><text:span text:style-name="T9">:</text:span><text:span text:style-name="T1"> <text:s/>flex version </text:span><text:span text:style-name="T9">equal or </text:span><text:span text:style-name="T1">higher than 2.6 </text:span><text:span text:style-name="T9">is needed </text:span><text:span text:style-name="T1">to run the above implementation </text:span><text:span text:style-name="T9">and</text:span><text:span text:style-name="T1"> not get below error </text:span><text:span text:style-name="T9">during compilation phase</text:span><text:span text:style-name="T1">:</text:span></text:p>
      <text:p text:style-name="P12">“lexer_func.l:67:1: error: ‘yyfunclineno’ undeclared (first use in this function); did you mean ‘yyfuncleng’?”</text:p>
      <text:p text:style-name="P12">while running the make to generate test.out file. <text:span text:style-name="T16">If such an error arises, however, please uncomment line 16 in ‘lexer_func.l’.</text:span></text:p>
      <text:p text:style-name="P12">→<text:span text:style-name="T36"> </text:span><text:span text:style-name="T29">Note 2:</text:span></text:p>
      <text:list xml:id="list651390028" text:style-name="WWNum10">
        <text:list-header>
          <text:p text:style-name="P30">Pipe id for input <text:span text:style-name="T36">from database file is</text:span> is -2 and Pipe id for <text:span text:style-name="T36">final </text:span>output is -1</text:p>
        </text:list-header>
      </text:list>
      <text:p text:style-name="P12"><text:span text:style-name="T19"/></text:p>
      <text:p text:style-name="P13">The compilation process:</text:p>
      <text:p text:style-name="P9">The compilation process is accomplished by a recursive call to Makefiles in each subdirectory by the Makefile in the src/ directory.</text:p>
      <text:p text:style-name="P9">The provided NamanArora_NikunjSarda_p<text:span text:style-name="T33">4</text:span><text:span text:style-name="T36">2</text:span>.zip has one sub-directory, src/.</text:p>
      <text:p text:style-name="P5">$&gt; unzip NamanArora_NikunjSarda_p<text:span text:style-name="T27">4</text:span><text:span text:style-name="T36">2</text:span>.zip</text:p>
      <text:p text:style-name="P5">$&gt; cd proj<text:span text:style-name="T27">4</text:span><text:span text:style-name="T36">2</text:span></text:p>
      <text:p text:style-name="P9">Now to build:</text:p>
      <text:p text:style-name="P5">$&gt; make</text:p>
      <text:p text:style-name="P2">The above command will create <text:span text:style-name="T36">a42.out</text:span></text:p>
      <text:p text:style-name="P3">To run the associated Gtests for the current submission:</text:p>
      <text:p text:style-name="P3"><text:s text:c="12"/>$&gt; make gtest.out</text:p>
      <text:p text:style-name="P3"><text:s text:c="12"/>$&gt; ./gtest.out</text:p>
      <text:p text:style-name="P9"><text:soft-page-break/>To clean the repository, <text:span text:style-name="T32">excluding *.bin and *.tbl files</text:span>,</text:p>
      <text:list xml:id="list233644995903358" text:continue-numbering="true" text:style-name="WWNum10">
        <text:list-item>
          <text:p text:style-name="P21">$&gt; make clean</text:p>
          <text:p text:style-name="P25">To clean the repository, including *.bin and *.tb<text:span text:style-name="T32">l files</text:span></text:p>
          <text:p text:style-name="P25"><text:s text:c="11"/>$&gt; make distclean</text:p>
        </text:list-item>
      </text:list>
      <text:p text:style-name="P1"/>
      <text:p text:style-name="P4"><text:span text:style-name="T35">Change Log</text:span><text:span text:style-name="T20">:</text:span></text:p>
      <text:list xml:id="list3123014246" text:style-name="L1">
        <text:list-item>
          <text:p text:style-name="P28">Added qp_tree.cc</text:p>
        </text:list-item>
        <text:list-item>
          <text:p text:style-name="P28">Added qp_tree_helper.cc</text:p>
        </text:list-item>
      </text:list>
      <text:p text:style-name="P29"/>
      <text:p text:style-name="P4"><text:span text:style-name="T34">qp_tree.cc</text:span><text:span text:style-name="T20">:</text:span></text:p>
      <text:list xml:id="list91943733" text:style-name="L2">
        <text:list-item>
          <text:p text:style-name="P26"><text:span text:style-name="T20">query :: query(struct FuncOperator *finalFunction, struct TableList *tables, struct AndList *boolean, struct NameList *groupingAtts, struct NameList *attsToSelect, int distinctAtts, int distinctFunc): </text:span><text:span text:style-name="T21">constructor to structure query, initializing the variable to initial value</text:span></text:p>
        </text:list-item>
        <text:list-item>
          <text:p text:style-name="P26"><text:span text:style-name="T20">query :: ~query(): </text:span><text:span text:style-name="T21">Destructor to structure query</text:span></text:p>
        </text:list-item>
        <text:list-item>
          <text:p text:style-name="P26"><text:span text:style-name="T20">operation :: operation(): </text:span><text:span text:style-name="T21">constructor to structure operation, initializing the variable to initial value</text:span></text:p>
        </text:list-item>
        <text:list-item>
          <text:p text:style-name="P26"><text:span text:style-name="T20">operation :: operation(int flag): </text:span><text:span text:style-name="T22">constructor to structure operation, initializing the variable to initial value and type (struct variable) to flag</text:span></text:p>
        </text:list-item>
        <text:list-item>
          <text:p text:style-name="P26"><text:span text:style-name="T20">operation :: operation(struct AndList *a_list, Qptree *ref): </text:span><text:span text:style-name="T22">constructor to structure operation, initializing the variable to provided values</text:span></text:p>
        </text:list-item>
        <text:list-item>
          <text:p text:style-name="P26"><text:span text:style-name="T20">operation :: ~operation(): </text:span><text:span text:style-name="T22">destructor to structure operation</text:span></text:p>
        </text:list-item>
        <text:list-item>
          <text:p text:style-name="P26"><text:span text:style-name="T20">void operation :: print(): </text:span><text:span text:style-name="T22">method to print process information</text:span></text:p>
        </text:list-item>
        <text:list-item>
          <text:p text:style-name="P26"><text:span text:style-name="T20">bool sel_op_comp :: operator()(operation *l, operation *r): </text:span><text:span text:style-name="T22">method to compare cost of left and right operation and return boolean value accordingly</text:span></text:p>
        </text:list-item>
        <text:list-item>
          <text:p text:style-name="P24"><text:span text:style-name="T20">bool join_op_comp :: operator()(operation *l, operation *r): </text:span><text:span text:style-name="T22">method to compare cost of left and right operation and return boolean value accordingly</text:span></text:p>
        </text:list-item>
        <text:list-item>
          <text:p text:style-name="P26"><text:span text:style-name="T20">tableInfo :: tableInfo(): </text:span><text:span text:style-name="T22">constructor to structure tableInfo</text:span></text:p>
        </text:list-item>
        <text:list-item>
          <text:p text:style-name="P26"><text:span text:style-name="T20">tableInfo :: ~tableInfo(): </text:span><text:span text:style-name="T22">destructor to structure tableInfo</text:span></text:p>
        </text:list-item>
        <text:list-item>
          <text:p text:style-name="P26"><text:span text:style-name="T20">struct operation *tableInfo :: dispense_select(): </text:span><text:span text:style-name="T23">method to evaluate cost for select</text:span></text:p>
        </text:list-item>
        <text:list-item>
          <text:p text:style-name="P26"><text:span text:style-name="T20">Qptree :: Qptree(char *stat_fname, char *catalog_file):</text:span><text:span text:style-name="T22">constructor to class Qptree to initialize class variable</text:span></text:p>
        </text:list-item>
        <text:list-item>
          <text:p text:style-name="P26"><text:span text:style-name="T20">Qptree :: ~Qptree(): </text:span><text:span text:style-name="T22">destructor to class Qptree</text:span></text:p>
        </text:list-item>
        <text:list-item>
          <text:p text:style-name="P26"><text:span text:style-name="T20">void Qptree :: process(struct query *q): </text:span><text:span text:style-name="T23">method to construct the expense tree</text:span></text:p>
        </text:list-item>
        <text:list-item>
          <text:p text:style-name="P26"><text:span text:style-name="T20">void print_in_order(struct operation *tree): </text:span><text:span text:style-name="T23">method to print the expense tree</text:span></text:p>
        </text:list-item>
      </text:list>
      <text:p text:style-name="P29"/>
      <text:p text:style-name="P4"><text:span text:style-name="T34">qp_tree_helper.cc</text:span><text:span text:style-name="T20">:</text:span></text:p>
      <text:list xml:id="list3614638234" text:style-name="L3">
        <text:list-item>
          <text:p text:style-name="P27"><text:span text:style-name="T20">void Qptree :: get_attr(char *att_name, pair&lt;string, unordered_map&lt;string, tableInfo&gt; :: iterator&gt; &amp;p): </text:span><text:span text:style-name="T23">method to get the attribute via name passed to the function and stored it in pair object</text:span></text:p>
        </text:list-item>
        <text:list-item>
          <text:p text:style-name="P27"><text:span text:style-name="T20">void Qptree :: process(struct TableList *tables): </text:span><text:span text:style-name="T24">method to process info for given tables list</text:span></text:p>
        </text:list-item>
        <text:list-item>
          <text:p text:style-name="P27"><text:soft-page-break/><text:span text:style-name="T20">void Qptree :: process(struct operation *op, struct AndList *a_list, struct OrList *o_list, char **rels, int *curr_indx): </text:span><text:span text:style-name="T24">method to process “or” operation</text:span></text:p>
        </text:list-item>
        <text:list-item>
          <text:p text:style-name="P27"><text:span text:style-name="T20">void Qptree :: process(struct AndList *a_list): </text:span><text:span text:style-name="T24">method to </text:span><text:span text:style-name="T25">process </text:span><text:span text:style-name="T24">“and” operator </text:span><text:span text:style-name="T25">starting </text:span><text:span text:style-name="T24">from right end</text:span></text:p>
        </text:list-item>
        <text:list-item>
          <text:p text:style-name="P27"><text:span text:style-name="T20">int Qptree :: dispense_pipe(): </text:span><text:span text:style-name="T23">method to return pipe count</text:span></text:p>
        </text:list-item>
        <text:list-item>
          <text:p text:style-name="P27"><text:span text:style-name="T20">struct operation *Qptree :: dispense_join(struct operation *j_op, int indx, vector&lt;operation *&gt; &amp;j_vec, stack&lt;operation *&gt; &amp;j_stk): </text:span><text:span text:style-name="T23">method to </text:span><text:span text:style-name="T24">get least</text:span><text:span text:style-name="T23"> cost </text:span><text:span text:style-name="T24">join</text:span></text:p>
        </text:list-item>
        <text:list-item>
          <text:p text:style-name="P27"><text:span text:style-name="T20">void Qptree :: process_join(struct operation *j_op, vector&lt;operation *&gt; &amp;j_vec, stack&lt;operation *&gt; &amp;j_stk): </text:span><text:span text:style-name="T24">method to process joins according to there expens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23T23:36:44.553764005</dc:date>
    <meta:editing-duration>PT7H56M13S</meta:editing-duration>
    <meta:editing-cycles>9</meta:editing-cycles>
    <meta:generator>LibreOffice/6.4.3.2$Linux_X86_64 LibreOffice_project/40$Build-2</meta:generator>
    <meta:document-statistic meta:table-count="0" meta:image-count="0" meta:object-count="0" meta:page-count="3" meta:paragraph-count="60" meta:word-count="645" meta:character-count="4382" meta:non-whitespace-character-count="3790"/>
  </office:meta>
</office:document-meta>
</file>